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color="#000000" fo:background-color="transparent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146in" fo:min-width="0.85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7008in" fo:min-width="0.8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7071in" fo:min-width="0.8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9272in" fo:min-width="2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5839in" fo:min-width="1.6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452in" fo:min-width="1.4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4154in" fo:min-width="1.4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8445in" fo:min-width="4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6118in" fo:min-width="1.19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11" draw:text-style-name="P2" svg:width="1.6878in" svg:height="0.865in" svg:x="2.9402in" svg:y="-0.0681in"><text:p text:style-name="P2"><text:s text:c="7"/>Սկիզ<text:span text:style-name="T2">բ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5" draw:text-style-name="P1" svg:x1="3.7425in" svg:y1="0.9008in" svg:x2="3.7425in" svg:y2="1.6508in"><text:p/></draw:line><draw:custom-shape text:anchor-type="paragraph" draw:z-index="2" draw:name="Shape3" draw:style-name="gr10" draw:text-style-name="P3" svg:width="4.0634in" svg:height="0.8449in" svg:x="1.711in" svg:y="1.7965in"><text:p text:style-name="P3"><text:span text:style-name="T1"><text:s text:c="4"/></text:span><text:span text:style-name="T1">Կանչել համապատասխան գրադարաններ </text:span></text:p><draw:enhanced-geometry svg:viewBox="0 0 21600 21600" draw:type="rectangle" draw:enhanced-path="M 0 0 L 21600 0 21600 21600 0 21600 0 0 Z N"/></draw:custom-shape><draw:line text:anchor-type="paragraph" draw:z-index="3" draw:name="Shape4" draw:style-name="gr5" draw:text-style-name="P1" svg:x1="2.5299in" svg:y1="2.7965in" svg:x2="1.6445in" svg:y2="3.7756in"><text:p/></draw:line><draw:line text:anchor-type="paragraph" draw:z-index="4" draw:name="Shape5" draw:style-name="gr5" draw:text-style-name="P1" svg:x1="3.728in" svg:y1="2.8071in" svg:x2="3.728in" svg:y2="3.9945in"><text:p/></draw:line><draw:line text:anchor-type="paragraph" draw:z-index="5" draw:name="Shape6" draw:style-name="gr5" draw:text-style-name="P1" svg:x1="4.7693in" svg:y1="2.7236in" svg:x2="5.5921in" svg:y2="3.7028in"><text:p/></draw:line><draw:custom-shape text:anchor-type="paragraph" draw:z-index="6" draw:name="Shape7" draw:style-name="gr9" draw:text-style-name="P2" svg:width="2.0732in" svg:height="2.0004in" svg:x="0.061in" svg:y="3.7756in"><text:p text:style-name="P2"><text:tab/>Tkinter</text:p><text:p text:style-name="P2">Այս գրադարանի </text:p><text:p text:style-name="P2">միջոցով բացում </text:p><text:p text:style-name="P2">ես նոր պատուհան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8" draw:style-name="gr8" draw:text-style-name="P2" svg:width="2.115in" svg:height="2.0524in" svg:x="2.6547in" svg:y="4.0362in"><text:p text:style-name="P2"><text:tab/>Filedialog</text:p><text:p text:style-name="P2">Այս գրադարանի </text:p><text:p text:style-name="P2">միջոցով </text:p><text:p text:style-name="P2">կարողանում </text:p><text:p text:style-name="P2">ես կանչես ներքին </text:p><text:p text:style-name="P2">ֆայլերը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9" draw:style-name="gr7" draw:text-style-name="P2" svg:width="2.3252in" svg:height="2.2398in" svg:x="5.1839in" svg:y="3.9217in"><text:p text:style-name="P2"><text:tab/><text:tab/> <text:s text:c="4"/>Os</text:p><text:p text:style-name="P2">Այս գրադարանի </text:p><text:p text:style-name="P2">միջոցով </text:p><text:p text:style-name="P2">կարողանում ես </text:p><text:p text:style-name="P2">ֆայլերը </text:p><text:p text:style-name="P2">սեյվ անես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Shape10" draw:style-name="gr5" draw:text-style-name="P1" svg:x1="1.1756in" svg:y1="5.828in" svg:x2="2.3008in" svg:y2="6.9945in"><text:p/></draw:line><draw:line text:anchor-type="paragraph" draw:z-index="10" draw:name="Shape11" draw:style-name="gr5" draw:text-style-name="P1" svg:x1="3.7693in" svg:y1="6.161in" svg:x2="3.7795in" svg:y2="6.9945in"><text:p/></draw:line><draw:line text:anchor-type="paragraph" draw:z-index="11" draw:name="Shape12" draw:style-name="gr5" draw:text-style-name="P1" svg:x1="6.3217in" svg:y1="6.0465in" svg:x2="5.2382in" svg:y2="7.0256in"><text:p/></draw:line><draw:custom-shape text:anchor-type="paragraph" draw:z-index="12" draw:name="Shape13" draw:style-name="gr6" draw:text-style-name="P2" svg:width="2.6252in" svg:height="0.9276in" svg:x="2.4984in" svg:y="7.1717in"><text:p text:style-name="P2"><text:s text:c="8"/>Պ<text:tab/>ետք է հայտարարել </text:p><text:p text:style-name="P2"><text:tab/> <text:s text:c="5"/>ֆունկցիաներ</text:p><draw:enhanced-geometry svg:viewBox="0 0 21600 21600" draw:type="rectangle" draw:enhanced-path="M 0 0 L 21600 0 21600 21600 0 21600 0 0 Z N"/></draw:custom-shape><draw:line text:anchor-type="paragraph" draw:z-index="13" draw:name="Shape14" draw:style-name="gr5" draw:text-style-name="P1" svg:x1="2.9362in" svg:y1="8.161in" svg:x2="1.9673in" svg:y2="8.7654in"><text:p/></draw:line><draw:line text:anchor-type="paragraph" draw:z-index="14" draw:name="Shape15" draw:style-name="gr5" draw:text-style-name="P1" svg:x1="3.8319in" svg:y1="8.1508in" svg:x2="3.8319in" svg:y2="8.9945in"><text:p/></draw:line><draw:line text:anchor-type="paragraph" draw:z-index="15" draw:name="Shape16" draw:style-name="gr5" draw:text-style-name="P1" svg:x1="4.8634in" svg:y1="8.161in" svg:x2="5.6551in" svg:y2="8.7654in"><text:p/></draw:line><draw:custom-shape text:anchor-type="paragraph" draw:z-index="16" draw:name="Shape17" draw:style-name="gr4" draw:text-style-name="P2" svg:width="1.1878in" svg:height="1.0004in" svg:x="1.1339in" svg:y="8.828in"><text:p text:style-name="P2">Օրինակ`</text:p><text:p text:style-name="P2">SaveA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18" draw:style-name="gr3" draw:text-style-name="P2" svg:width="1.1358in" svg:height="0.9898in" svg:x="3.3319in" svg:y="9.0882in"><text:p text:style-name="P2">Օրինակ՝</text:p><text:p text:style-name="P2">Delete fi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9" draw:style-name="gr2" draw:text-style-name="P2" svg:width="1.2087in" svg:height="1.0106in" svg:x="5.811in" svg:y="8.7654in"><text:p text:style-name="P2">՝</text:p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>Օրինակ՝</text:p><text:p text:style-name="P2">Open new file</text:p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text:p text:style-name="P2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9" draw:name="Shape20" draw:style-name="gr1" draw:text-style-name="P1" svg:x1="1.7173in" svg:y1="9.9217in" svg:x2="2.6654in" svg:y2="10.7654in"><text:p/></draw:line><draw:line text:anchor-type="paragraph" draw:z-index="20" draw:name="Shape21_1" draw:style-name="gr1" draw:text-style-name="P1" svg:x1="3.9256in" svg:y1="10.2547in" svg:x2="3.9358in" svg:y2="10.9213in"><text:p/></draw:line><draw:line text:anchor-type="paragraph" draw:z-index="21" draw:name="Shape22" draw:style-name="gr1" draw:text-style-name="P1" svg:x1="6.1028in" svg:y1="9.7756in" svg:x2="5.2071in" svg:y2="10.7858in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0417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2:03:07.890216739</meta:creation-date>
    <dc:date>2021-08-09T13:11:05.394187525</dc:date>
    <meta:editing-duration>PT8M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0" meta:character-count="29" meta:non-whitespace-character-count="0"/>
  </office:meta>
</office:document-meta>
</file>